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5000b" draw:textarea-vertical-align="middle"/>
    </style:style>
    <style:style style:name="gr2" style:family="graphic" style:parent-style-name="standard">
      <style:graphic-properties draw:stroke="none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13.748cm"/>
    </style:style>
    <style:style style:name="gr4" style:family="graphic" style:parent-style-name="standard">
      <style:graphic-properties draw:stroke="solid" svg:stroke-width="0.05cm" svg:stroke-color="#ff9900" draw:marker-start-width="0.355cm" draw:marker-end-width="0.355cm" draw:fill="none" draw:fill-color="#ffffff" draw:textarea-horizontal-align="left" draw:auto-grow-height="true" draw:auto-grow-width="false" fo:min-height="11.803cm" fo:min-width="0cm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9.1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38cm" fo:min-width="23.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9.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38cm" fo:min-width="23.2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9.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6cm" fo:min-width="4.0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21.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5.048cm"/>
    </style:style>
    <style:style style:name="gr14" style:family="graphic" style:parent-style-name="standard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17.1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03cm" fo:min-width="58.9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4.7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5cm" fo:min-width="26.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5cm" fo:min-width="16.11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맑은 고딕'" style:font-family-generic="modern" style:font-pitch="variable" fo:font-size="25pt" fo:font-weight="normal" style:font-size-asian="25pt" style:font-weight-asian="normal" style:font-size-complex="25pt" style:font-weight-complex="normal"/>
    </style:style>
    <style:style style:name="P3" style:family="paragraph">
      <style:text-properties fo:font-family="'맑은 고딕'" style:font-family-generic="modern" style:font-pitch="variable" fo:font-size="18pt" fo:font-weight="bold" style:font-family-asian="'맑은 고딕'" style:font-family-generic-asian="modern" style:font-pitch-asian="variable" style:font-size-asian="18pt" style:font-weight-asian="bold" style:font-weight-complex="bold"/>
    </style:style>
    <style:style style:name="P4" style:family="paragraph">
      <style:text-properties fo:font-size="20pt" style:font-size-asian="20pt"/>
    </style:style>
    <style:style style:name="P5" style:family="paragraph">
      <style:text-properties fo:font-family="'맑은 고딕'" style:font-family-generic="modern" style:font-pitch="variable" fo:font-weight="bold" style:font-family-asian="'맑은 고딕'" style:font-family-generic-asian="modern" style:font-pitch-asian="variable" style:font-weight-asian="bold" style:font-weight-complex="bold"/>
    </style:style>
    <style:style style:name="P6" style:family="paragraph">
      <style:text-properties fo:font-family="'맑은 고딕'" style:font-family-generic="modern" style:font-pitch="variable" style:font-family-asian="'맑은 고딕'" style:font-family-generic-asian="modern" style:font-pitch-asian="variable"/>
    </style:style>
    <style:style style:name="P7" style:family="paragraph">
      <style:text-properties fo:font-family="'맑은 고딕'" style:font-family-generic="modern" style:font-pitch="variable" fo:font-weight="bold" style:font-family-asian="'맑은 고딕'" style:font-family-generic-asian="modern" style:font-pitch-asian="variable" style:font-weight-asian="bold" style:font-weight-complex="bold"/>
    </style:style>
    <style:style style:name="P8" style:family="paragraph">
      <style:text-properties fo:font-family="'맑은 고딕'" style:font-family-generic="modern" style:font-pitch="variable" fo:font-size="25pt" fo:font-weight="bold" style:font-family-asian="'맑은 고딕'" style:font-family-generic-asian="modern" style:font-pitch-asian="variable" style:font-size-asian="25pt" style:font-weight-asian="bold" style:font-size-complex="25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'맑은 고딕'" style:font-family-generic="modern" style:font-pitch="variable" fo:font-size="18pt" fo:font-weight="bold" style:font-family-asian="'맑은 고딕'" style:font-family-generic-asian="modern" style:font-pitch-asian="variable" style:font-size-asian="18pt" style:font-weight-asian="bold" style:font-size-complex="18pt" style:font-weight-complex="bold"/>
    </style:style>
    <style:style style:name="P11" style:family="paragraph">
      <style:paragraph-properties fo:text-align="start"/>
      <style:text-properties fo:font-family="'맑은 고딕'" style:font-family-generic="modern" style:font-pitch="variable"/>
    </style:style>
    <style:style style:name="T1" style:family="text">
      <style:text-properties fo:font-family="'맑은 고딕'" style:font-family-generic="modern" style:font-pitch="variable" fo:font-size="25pt" fo:font-weight="normal" style:font-size-asian="25pt" style:font-weight-asian="normal" style:font-size-complex="25pt" style:font-weight-complex="normal"/>
    </style:style>
    <style:style style:name="T2" style:family="text">
      <style:text-properties fo:font-family="'맑은 고딕'" style:font-family-generic="modern" style:font-pitch="variable" fo:font-size="18pt" fo:font-weight="bold" style:font-family-asian="'맑은 고딕'" style:font-family-generic-asian="modern" style:font-pitch-asian="variable" style:font-size-asian="18pt" style:font-weight-asian="bold" style:font-weight-complex="bold"/>
    </style:style>
    <style:style style:name="T3" style:family="text">
      <style:text-properties fo:font-family="'맑은 고딕'" style:font-family-generic="modern" style:font-pitch="variable" fo:font-weight="bold" style:font-family-asian="'맑은 고딕'" style:font-family-generic-asian="modern" style:font-pitch-asian="variable" style:font-weight-asian="bold" style:font-weight-complex="bold"/>
    </style:style>
    <style:style style:name="T4" style:family="text">
      <style:text-properties fo:font-family="'맑은 고딕'" style:font-family-generic="modern" style:font-pitch="variable" fo:font-size="20pt" fo:font-weight="bold" style:font-family-asian="'맑은 고딕'" style:font-family-generic-asian="modern" style:font-pitch-asian="variable" style:font-size-asian="20pt" style:font-weight-asian="bold" style:font-size-complex="20pt" style:font-weight-complex="bold"/>
    </style:style>
    <style:style style:name="T5" style:family="text">
      <style:text-properties fo:font-family="'맑은 고딕'" style:font-family-generic="modern" style:font-pitch="variable" style:font-family-asian="'맑은 고딕'" style:font-family-generic-asian="modern" style:font-pitch-asian="variable"/>
    </style:style>
    <style:style style:name="T6" style:family="text">
      <style:text-properties fo:font-family="'맑은 고딕'" style:font-family-generic="modern" style:font-pitch="variable" fo:font-weight="bold" style:font-family-asian="'맑은 고딕'" style:font-family-generic-asian="modern" style:font-pitch-asian="variable" style:font-size-asian="18pt" style:font-weight-asian="bold" style:font-weight-complex="bold"/>
    </style:style>
    <style:style style:name="T7" style:family="text">
      <style:text-properties fo:font-family="'맑은 고딕'" style:font-family-generic="modern" style:font-pitch="variable" fo:font-size="20pt" fo:font-weight="bold" style:font-family-asian="'맑은 고딕'" style:font-family-generic-asian="modern" style:font-pitch-asian="variable" style:font-size-asian="18pt" style:font-weight-asian="bold" style:font-size-complex="20pt" style:font-weight-complex="bold"/>
    </style:style>
    <style:style style:name="T8" style:family="text">
      <style:text-properties fo:font-family="'맑은 고딕'" style:font-family-generic="modern" style:font-pitch="variable" fo:font-weight="bold" style:font-family-asian="'맑은 고딕'" style:font-family-generic-asian="modern" style:font-pitch-asian="variable" style:font-weight-asian="bold" style:font-weight-complex="bold"/>
    </style:style>
    <style:style style:name="T9" style:family="text">
      <style:text-properties fo:font-family="'맑은 고딕'" style:font-family-generic="modern" style:font-pitch="variable" fo:font-size="25pt" fo:font-weight="bold" style:font-family-asian="'맑은 고딕'" style:font-family-generic-asian="modern" style:font-pitch-asian="variable" style:font-size-asian="25pt" style:font-weight-asian="bold" style:font-size-complex="25pt" style:font-weight-complex="bold"/>
    </style:style>
    <style:style style:name="T10" style:family="text">
      <style:text-properties fo:font-family="'맑은 고딕'" style:font-family-generic="modern" style:font-pitch="variable" fo:font-size="18pt" fo:font-weight="bold" style:font-family-asian="'맑은 고딕'" style:font-family-generic-asian="modern" style:font-pitch-asian="variable" style:font-size-asian="18pt" style:font-weight-asian="bold" style:font-size-complex="18pt" style:font-weight-complex="bold"/>
    </style:style>
    <style:style style:name="T11" style:family="text">
      <style:text-properties fo:font-family="'맑은 고딕'" style:font-family-generic="modern" style:font-pitch="variable" fo:font-size="15pt" fo:font-weight="normal" style:font-family-asian="'맑은 고딕'" style:font-family-generic-asian="modern" style:font-pitch-asian="variable" style:font-size-asian="15pt" style:font-weight-asian="normal" style:font-size-complex="15pt" style:font-weight-complex="normal"/>
    </style:style>
    <style:style style:name="T12" style:family="text">
      <style:text-properties fo:font-family="'맑은 고딕'" style:font-family-generic="modern" style:font-pitch="variable" fo:font-size="12pt" fo:font-weight="normal" style:font-family-asian="'맑은 고딕'" style:font-family-generic-asian="modern" style:font-pitch-asian="variable" style:font-size-asian="12pt" style:font-weight-asian="normal" style:font-size-complex="12pt" style:font-weight-complex="normal"/>
    </style:style>
    <style:style style:name="T13" style:family="text">
      <style:text-properties fo:font-family="'맑은 고딕'" style:font-family-generic="modern" style:font-pitch="variable" fo:font-weight="bold" style:font-weight-asian="bold" style:font-weight-complex="bold"/>
    </style:style>
    <style:style style:name="T14" style:family="text">
      <style:text-properties fo:font-family="'맑은 고딕'" style:font-family-generic="moder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3" draw:text-style-name="P2" draw:layer="layout" svg:width="14.248cm" svg:height="1.415cm" svg:x="0.428cm" svg:y="1.385cm">
          <draw:text-box>
            <text:p><text:span text:style-name="T1">Project001 Movie &amp; Music</text:span></text:p>
          </draw:text-box>
        </draw:frame>
        <draw:frame draw:style-name="gr4" draw:text-style-name="P3" draw:layer="layout" svg:width="26.2cm" svg:height="12.103cm" svg:x="1cm" svg:y="3.8cm">
          <draw:text-box>
            <text:list text:style-name="L1">
              <text:list-item>
                <text:p><text:span text:style-name="T2">주제 </text:span><text:span text:style-name="T2">: </text:span><text:span text:style-name="T2">음악 </text:span><text:span text:style-name="T2">/ </text:span><text:span text:style-name="T2">영화 추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">[</text:span><text:span text:style-name="T2">웹 앱 기반</text:span><text:span text:style-name="T2">]</text:span><text:span text:style-name="T2"><text:line-break/></text:span><text:span text:style-name="T2">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기간 <text:s/></text:span><text:span text:style-name="T2">4</text:span><text:span text:style-name="T2">월 </text:span><text:span text:style-name="T2">25</text:span><text:span text:style-name="T2">일 </text:span><text:span text:style-name="T2">~ 5</text:span><text:span text:style-name="T2">월 </text:span><text:span text:style-name="T2">9</text:span><text:span text:style-name="T2">일</text:span><text:span text:style-name="T2"><text:line-break/></text:span><text:span text:style-name="T2">주제 선정 </text:span><text:span text:style-name="T2">: 4</text:span><text:span text:style-name="T2">월 </text:span><text:span text:style-name="T2">25-26</text:span><text:span text:style-name="T2">일 <text:s/></text:span></text:p>
                <text:p><text:span text:style-name="T2">요구 사항 선정 및 추합 </text:span><text:span text:style-name="T2">: ~ 4</text:span><text:span text:style-name="T2">월 </text:span><text:span text:style-name="T2">26</text:span><text:span text:style-name="T2">일 </text:span><text:span text:style-name="T2"><text:line-break/></text:span><text:span text:style-name="T2">기능 정의 </text:span><text:span text:style-name="T2">: ~ 4</text:span><text:span text:style-name="T2">월 </text:span><text:span text:style-name="T2">26</text:span><text:span text:style-name="T2">일</text:span><text:span text:style-name="T2"><text:line-break/></text:span><text:span text:style-name="T2">화면</text:span><text:span text:style-name="T2">(UI) </text:span><text:span text:style-name="T2">설계 </text:span><text:span text:style-name="T2">: ~ 4</text:span><text:span text:style-name="T2">월 </text:span><text:span text:style-name="T2">28</text:span><text:span text:style-name="T2">일</text:span><text:span text:style-name="T2"><text:line-break/></text:span><text:span text:style-name="T2">기능 구현 </text:span><text:span text:style-name="T2">&amp; </text:span><text:span text:style-name="T2">화면 구현 </text:span><text:span text:style-name="T2">: ~5</text:span><text:span text:style-name="T2">월 </text:span><text:span text:style-name="T2">5</text:span><text:span text:style-name="T2">일</text:span></text:p>
                <text:p><text:span text:style-name="T2"/></text:p>
              </text:list-item>
              <text:list-item>
                <text:p><text:span text:style-name="T2">사용 툴 </text:span><text:span text:style-name="T2">: VS code</text:span></text:p>
                <text:p><text:span text:style-name="T2"/></text:p>
              </text:list-item>
              <text:list-item>
                <text:p><text:span text:style-name="T2">사용 언어 </text:span><text:span text:style-name="T2">: javascript , git, gitHub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6" draw:text-style-name="P5" draw:layer="layout" svg:width="9.688cm" svg:height="1.094cm" svg:x="0.712cm" svg:y="1.506cm">
          <draw:text-box>
            <text:p><text:span text:style-name="T3">Movies &amp; Music </text:span><text:span text:style-name="T3">요구사항 선정</text:span></text:p>
          </draw:text-box>
        </draw:frame>
        <draw:frame draw:style-name="gr7" draw:text-style-name="P6" draw:layer="layout" svg:width="23.51cm" svg:height="7.088cm" svg:x="1.2cm" svg:y="4.2cm">
          <draw:text-box>
            <text:p><text:span text:style-name="T4">요구사항</text:span></text:p>
            <text:p><text:span text:style-name="T5"/></text:p>
            <text:p><text:span text:style-name="T5">1. </text:span><text:span text:style-name="T5">웹 기반 앱을 구현 </text:span></text:p>
            <text:p><text:span text:style-name="T5">2. VS code, Javascript</text:span><text:span text:style-name="T5">를 이용</text:span></text:p>
            <text:p><text:span text:style-name="T5">3. </text:span><text:span text:style-name="T5">음악</text:span><text:span text:style-name="T5">, </text:span><text:span text:style-name="T5">영화를 검색할 수 있고 사용자가 입력한 음악이나 영화와 유사한 내용을 </text:span></text:p>
            <text:p><text:span text:style-name="T5"><text:s text:c="3"/></text:span><text:span text:style-name="T5">검색</text:span><text:span text:style-name="T5">&amp;</text:span><text:span text:style-name="T5">출력해줄 수 있는 웹 앱 구현 목표 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8" draw:text-style-name="P5" draw:layer="layout" svg:width="10.37cm" svg:height="1.094cm" svg:x="0.712cm" svg:y="1.506cm">
          <draw:text-box>
            <text:p><text:span text:style-name="T3">Movies &amp; Music </text:span><text:span text:style-name="T3">구현 </text:span><text:span text:style-name="T3">(</text:span><text:span text:style-name="T3">예정</text:span><text:span text:style-name="T3">) </text:span><text:span text:style-name="T3">기능</text:span></text:p>
          </draw:text-box>
        </draw:frame>
        <draw:frame draw:style-name="gr9" draw:text-style-name="P6" draw:layer="layout" svg:width="23.781cm" svg:height="7.088cm" svg:x="1.2cm" svg:y="4.2cm">
          <draw:text-box>
            <text:p><text:span text:style-name="T4">구현 기능</text:span></text:p>
            <text:p><text:span text:style-name="T5"/></text:p>
            <text:p><text:span text:style-name="T5">1. </text:span><text:span text:style-name="T5">음악 검색 기능</text:span></text:p>
            <text:p><text:span text:style-name="T5"/></text:p>
            <text:p><text:span text:style-name="T5">2. </text:span><text:span text:style-name="T5">사용자가 예시로 입력한 항목과 유사한 음악을 검색하고 출력해줄 수 있는 기능</text:span></text:p>
            <text:p><text:span text:style-name="T5"/></text:p>
            <text:p><text:span text:style-name="T5">3. </text:span><text:span text:style-name="T5">검색 된 내용을 링크로 만들어 사용자가 손쉽게 접근할 수 있는 기능</text:span></text:p>
            <text:p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10" draw:text-style-name="P5" draw:layer="layout" svg:width="9.54cm" svg:height="1.094cm" svg:x="0.712cm" svg:y="1.506cm">
          <draw:text-box>
            <text:p><text:span text:style-name="T3">Movies &amp; Music </text:span><text:span text:style-name="T6">화면</text:span><text:span text:style-name="T6">(UI) </text:span><text:span text:style-name="T6">설계</text:span></text:p>
          </draw:text-box>
        </draw:frame>
        <draw:frame draw:style-name="gr11" draw:text-style-name="P6" draw:layer="layout" svg:width="4.536cm" svg:height="3.716cm" svg:x="1.2cm" svg:y="4.2cm">
          <draw:text-box>
            <text:p><text:span text:style-name="T7">화면</text:span><text:span text:style-name="T7">(UI) </text:span><text:span text:style-name="T7">설계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2" draw:layer="layout" svg:width="22.05cm" svg:height="1.707cm" svg:x="2.05cm" svg:y="7.2cm">
          <draw:text-box>
            <text:p><text:a xlink:href="https://ovenapp.io/project/uNh6gaQ1aYGijiyAfu1teDLy3XJCHfzV#5K24a">https://ovenapp.io/project/uNh6gaQ1aYGijiyAfu1teDLy3XJCHfzV#5K24a</text:a></text:p>
            <text:p/>
          </draw:text-box>
        </draw:frame>
        <draw:frame draw:style-name="gr13" draw:text-style-name="P5" draw:layer="layout" svg:width="5.548cm" svg:height="1.094cm" svg:x="1.952cm" svg:y="5.806cm">
          <draw:text-box>
            <text:p><text:span text:style-name="T3">카카오 오븐 </text:span><text:span text:style-name="T3">url : </text:span></text:p>
          </draw:text-box>
        </draw:frame>
        <draw:rect draw:style-name="gr14" draw:text-style-name="P1" draw:layer="layout" svg:width="22.2cm" svg:height="2.694cm" svg:x="2.1cm" svg:y="5.706cm">
          <text:p/>
        </draw:rect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10" draw:text-style-name="P5" draw:layer="layout" svg:width="9.54cm" svg:height="1.094cm" svg:x="1.2cm" svg:y="1.2cm">
          <draw:text-box>
            <text:p><text:span text:style-name="T3">구현 계획</text:span></text:p>
          </draw:text-box>
        </draw:frame>
        <draw:frame draw:style-name="gr15" draw:text-style-name="P7" draw:layer="layout" svg:width="16.965cm" svg:height="5.308cm" svg:x="1.6cm" svg:y="5cm">
          <draw:text-box>
            <text:p><text:span text:style-name="T8">1. </text:span><text:span text:style-name="T8">생활코딩</text:span><text:span text:style-name="T8">, </text:span><text:span text:style-name="T8">노마드 코더 등 </text:span><text:span text:style-name="T8">Javascript</text:span><text:span text:style-name="T8">와 </text:span><text:span text:style-name="T8">react</text:span><text:span text:style-name="T8">의 기본을 </text:span><text:span text:style-name="T8"><text:line-break/></text:span><text:span text:style-name="T8"> <text:s text:c="3"/>다질 수 있는 사이트를 선 학습 후 실습</text:span><text:span text:style-name="T8"><text:line-break/></text:span><text:span text:style-name="T8"><text:line-break/></text:span><text:span text:style-name="T8">2. </text:span><text:span text:style-name="T8">구현에 도움이 되는 사이트를 참조하여 진행</text:span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16" draw:text-style-name="P8" draw:layer="layout" svg:width="17.688cm" svg:height="1.415cm" svg:x="1.111cm" svg:y="1.221cm">
          <draw:text-box>
            <text:p><text:span text:style-name="T9">담당 부분</text:span><text:span text:style-name="T9">(</text:span><text:span text:style-name="T4">Search Music</text:span><text:span text:style-name="T9">) </text:span><text:span text:style-name="T9">개발 시 참고 사이트</text:span></text:p>
          </draw:text-box>
        </draw:frame>
        <draw:frame draw:style-name="gr17" draw:text-style-name="P10" draw:layer="layout" svg:width="59.481cm" svg:height="11.353cm" svg:x="0.4cm" svg:y="4.1cm">
          <draw:text-box>
            <text:p text:style-name="P9"><text:span text:style-name="T10">유튜브 </text:span><text:span text:style-name="T10">API </text:span><text:span text:style-name="T10">음악 플레이리스트</text:span><text:span text:style-name="T10">(PlayList) </text:span><text:span text:style-name="T10">만들기</text:span></text:p>
            <text:p text:style-name="P9"><text:span text:style-name="T10"/></text:p>
            <text:p text:style-name="P9"><text:span text:style-name="T10"><text:a xlink:href="https://jdh5202.tistory.com/450">https://jdh5202.tistory.com/450</text:a></text:span></text:p>
            <text:p text:style-name="P9"><text:span text:style-name="T10"/></text:p>
            <text:p text:style-name="P9"><text:span text:style-name="T10">Youtube API</text:span></text:p>
            <text:p text:style-name="P9"><text:span text:style-name="T10"><text:a xlink:href="https://developers.google.com/youtube/v3/code_samples/javascript?hl=ko">https://developers.google.com/youtube/v3/code_samples/javascript?hl=ko</text:a></text:span></text:p>
            <text:p text:style-name="P9"><text:span text:style-name="T10"/></text:p>
            <text:p text:style-name="P9"><text:span text:style-name="T10">Google Search API</text:span></text:p>
            <text:p text:style-name="P9"><text:span text:style-name="T10"><text:a xlink:href="https://dol2156.tistory.com/392">https://dol2156.tistory.com/392</text:a></text:span></text:p>
            <text:p text:style-name="P9"><text:span text:style-name="T10"/></text:p>
            <text:p text:style-name="P9"><text:span text:style-name="T10">음악 </text:span><text:span text:style-name="T10">API Search keyWord</text:span></text:p>
            <text:p text:style-name="P9"><text:span text:style-name="T11">음악 </text:span><text:span text:style-name="T11">API </text:span><text:span text:style-name="T11">제목 분류 </text:span></text:p>
            <text:p text:style-name="P9"><text:span text:style-name="T12"><text:a xlink:href="https://www.google.com/search?q=음악+API+제목+분류&amp;rlz=1C1MSIM_enKR860KR860&amp;oq=음악+API+제목+분류&amp;aqs=chrome..69i57.6959j0j4&amp;sourceid=chrome&amp;ie=UTF-8">https://www.google.com/search?q=%EC%9D%8C%EC%95%85+API+%EC%A0%9C%EB%AA%A9+%EB%B6%84%EB%A5%98&amp;rlz=1C1MSIM_enKR860KR860&amp;oq=%EC%9D%8C%EC%95%85+API+%EC%A0%9C%EB%AA%A9+%EB%B6%84%EB%A5%98&amp;aqs=chrome..69i57.6959j0j4&amp;sourceid=chrome&amp;ie=UTF-8</text:a></text:span></text:p>
            <text:p text:style-name="P9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>
        <office:forms form:automatic-focus="false" form:apply-design-mode="false"/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18" draw:text-style-name="P8" draw:layer="layout" svg:width="5.214cm" svg:height="1.415cm" svg:x="1.111cm" svg:y="1.221cm">
          <draw:text-box>
            <text:p><text:span text:style-name="T9">참고 사이트</text:span></text:p>
          </draw:text-box>
        </draw:frame>
        <draw:frame draw:style-name="gr19" draw:text-style-name="P10" draw:layer="layout" svg:width="27.18cm" svg:height="6.995cm" svg:x="0.4cm" svg:y="4.1cm">
          <draw:text-box>
            <text:p text:style-name="P9"><text:span text:style-name="T10">앱 개발에 대한 전반적 정리 </text:span><text:span text:style-name="T10">: </text:span><text:span text:style-name="T10"><text:a xlink:href="https://m.blog.naver.com/pyj721aa/221318387699">https://m.blog.naver.com/pyj721aa/221318387699</text:a></text:span></text:p>
            <text:p text:style-name="P9"><text:span text:style-name="T10"/></text:p>
            <text:p text:style-name="P9"><text:span text:style-name="T10">아이디어가 고갈 된 당신을 위한 </text:span><text:span text:style-name="T10">: </text:span><text:span text:style-name="T10"><text:a xlink:href="https://media.fastcampus.co.kr/knowledge/dev/1stapp/">https://media.fastcampus.co.kr/knowledge/dev/1stapp/</text:a></text:span></text:p>
            <text:p text:style-name="P9"><text:span text:style-name="T10"/></text:p>
            <text:p text:style-name="P9"><text:span text:style-name="T10">생활코딩 </text:span><text:span text:style-name="T10">React.js</text:span><text:span text:style-name="T10">로 웹 앱 만들기 </text:span><text:span text:style-name="T10">:</text:span></text:p>
            <text:p text:style-name="P9"><text:span text:style-name="T10"><text:a xlink:href="https://www.youtube.com/watch?v=mJ64l_iONqw">https://www.youtube.com/watch?v=mJ64l_iONqw</text:a></text:span></text:p>
            <text:p text:style-name="P9"><text:span text:style-name="T10"/></text:p>
            <text:p text:style-name="P9"><text:span text:style-name="T10"/></text:p>
          </draw:text-box>
        </draw:frame>
        <draw:frame draw:style-name="gr20" draw:text-style-name="P11" draw:layer="layout" svg:width="16.61cm" svg:height="2.665cm" svg:x="0.49cm" svg:y="9.8cm">
          <draw:text-box>
            <text:p text:style-name="P9"><text:span text:style-name="T13">내가 </text:span><text:span text:style-name="T13">Jquery </text:span><text:span text:style-name="T13">가 아닌 </text:span><text:span text:style-name="T13">React</text:span><text:span text:style-name="T13">를 배워야 하는 이유</text:span></text:p>
            <text:p text:style-name="P9"><text:span text:style-name="T14"><text:a xlink:href="https://blog.kesuskim.com/2016/10/learning-js-in-2016/">https://blog.kesuskim.com/2016/10/learning-js-in-2016/</text:a></text:span></text:p>
            <text:p text:style-name="P9"><text:span text:style-name="T1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20-04-28T20:54:56.04</meta:creation-date>
    <meta:editing-duration>PT1H34M13S</meta:editing-duration>
    <meta:editing-cycles>8</meta:editing-cycles>
    <dc:date>2020-04-29T12:31:38.68</dc:date>
    <dc:creator>taeheon kang</dc:creator>
    <meta:generator>OpenOffice/4.1.7$Win32 OpenOffice.org_project/417m1$Build-9800</meta:generator>
    <meta:document-statistic meta:object-count="81"/>
  </office:meta>
</office:document-meta>
</file>